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DE VILMO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j0b5pwzaebseq9js7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De Vilmont</text:p>
          </table:table-cell>
          <table:table-cell office:value-type="float" office:value="44.194138" calcext:value-type="float">
            <text:p>44.1941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MONVI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qed1f64hb1y7nqk7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Monviert</text:p>
          </table:table-cell>
          <table:table-cell office:value-type="float" office:value="37.802174" calcext:value-type="float">
            <text:p>37.8021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UZ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6vjxz4b189440vc37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uzic</text:p>
          </table:table-cell>
          <table:table-cell office:value-type="float" office:value="32.225628" calcext:value-type="float">
            <text:p>32.2256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GIANNI DO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r20nvyv1f7r0dbw2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Gianni Doglia</text:p>
          </table:table-cell>
          <table:table-cell office:value-type="float" office:value="55.07669" calcext:value-type="float">
            <text:p>55.076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TER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p167ktz09r4rbbq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Tercic</text:p>
          </table:table-cell>
          <table:table-cell office:value-type="float" office:value="45.116486" calcext:value-type="float">
            <text:p>45.1164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ER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p51dwskzfjn7fwcd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ercic</text:p>
          </table:table-cell>
          <table:table-cell office:value-type="float" office:value="38.256607" calcext:value-type="float">
            <text:p>38.2566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RONCO DEI TA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xd14pdkc65jychryv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Ronco dei Tassi</text:p>
          </table:table-cell>
          <table:table-cell office:value-type="float" office:value="45.903675" calcext:value-type="float">
            <text:p>45.9036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RONCO DEI TA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xax40zav3whgkdcb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Ronco dei Tassi</text:p>
          </table:table-cell>
          <table:table-cell office:value-type="float" office:value="52.763557" calcext:value-type="float">
            <text:p>52.7635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RONCO DEI TA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xe9khc7rv9kmzfj5c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Ronco dei Tassi</text:p>
          </table:table-cell>
          <table:table-cell office:value-type="float" office:value="44.622284" calcext:value-type="float">
            <text:p>44.6222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osarin</text:p>
          </table:table-cell>
          <table:table-cell office:value-type="string" calcext:value-type="string">
            <text:p>RONCO DEI TA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x9yqgmy2fyzhrjxzz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osarin</text:p>
          </table:table-cell>
          <table:table-cell office:value-type="string" calcext:value-type="string">
            <text:p>Ronco dei Tassi</text:p>
          </table:table-cell>
          <table:table-cell office:value-type="float" office:value="49.776024" calcext:value-type="float">
            <text:p>49.776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ROMEO RO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yqtkgfnzavcr7cxkvf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Romeo Rossi</text:p>
          </table:table-cell>
          <table:table-cell office:value-type="float" office:value="43.23548" calcext:value-type="float">
            <text:p>43.235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4gff46dt7jeatp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Cloudy Bay</text:p>
          </table:table-cell>
          <table:table-cell office:value-type="float" office:value="40.87377" calcext:value-type="float">
            <text:p>40.873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PETIT-CAMUS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inot Blanc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vm4zb0a76j3p0xf414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Petit-Camusat</text:p>
          </table:table-cell>
          <table:table-cell office:value-type="float" office:value="56.057236" calcext:value-type="float">
            <text:p>56.0572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ed7tq4r8psdssyze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Cloudy Bay</text:p>
          </table:table-cell>
          <table:table-cell office:value-type="float" office:value="38.618744" calcext:value-type="float">
            <text:p>38.6187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oureiro</text:p>
          </table:table-cell>
          <table:table-cell office:value-type="string" calcext:value-type="string">
            <text:p>QUINTA DE GOMAR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srvyrf6p01d0kc9hn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ureiro</text:p>
          </table:table-cell>
          <table:table-cell office:value-type="string" calcext:value-type="string">
            <text:p>Quinta de Gomariz</text:p>
          </table:table-cell>
          <table:table-cell office:value-type="float" office:value="43.745995" calcext:value-type="float">
            <text:p>43.7459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WILL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k13azzgmd05m7g21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Willm</text:p>
          </table:table-cell>
          <table:table-cell office:value-type="float" office:value="29.2043" calcext:value-type="float">
            <text:p>29.20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etit F...</text:p>
          </table:table-cell>
          <table:table-cell office:value-type="string" calcext:value-type="string">
            <text:p>MICHEL RED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kxxpwpafy3zbeyfd4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it F</text:p>
          </table:table-cell>
          <table:table-cell office:value-type="string" calcext:value-type="string">
            <text:p>Michel Redde</text:p>
          </table:table-cell>
          <table:table-cell office:value-type="float" office:value="48.423027" calcext:value-type="float">
            <text:p>48.4230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ouilly Fume La Moynerie</text:p>
          </table:table-cell>
          <table:table-cell office:value-type="string" calcext:value-type="string">
            <text:p>MICHEL RED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pf352tg6hpwma7qj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La Moynerie</text:p>
          </table:table-cell>
          <table:table-cell office:value-type="string" calcext:value-type="string">
            <text:p>Michel Redde</text:p>
          </table:table-cell>
          <table:table-cell office:value-type="float" office:value="58.979107" calcext:value-type="float">
            <text:p>58.979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tes du Rhone Blanc</text:p>
          </table:table-cell>
          <table:table-cell office:value-type="string" calcext:value-type="string">
            <text:p>CHAUME-ARNAU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cn978c0q5f1dywmwf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ôtes-du-Rhône Blanc</text:p>
          </table:table-cell>
          <table:table-cell office:value-type="string" calcext:value-type="string">
            <text:p>Chaume Arnaud</text:p>
          </table:table-cell>
          <table:table-cell office:value-type="float" office:value="49.765175" calcext:value-type="float">
            <text:p>49.7651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LOVER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cfkagqaschx2a4fdh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Lovera</text:p>
          </table:table-cell>
          <table:table-cell office:value-type="float" office:value="38.457695" calcext:value-type="float">
            <text:p>38.4576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Aquila Reale</text:p>
          </table:table-cell>
          <table:table-cell office:value-type="string" calcext:value-type="string">
            <text:p>CESARINI SFOR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85053yv75qkwxnfq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quila Reale</text:p>
          </table:table-cell>
          <table:table-cell office:value-type="string" calcext:value-type="string">
            <text:p>Cesarini Sforza</text:p>
          </table:table-cell>
          <table:table-cell office:value-type="float" office:value="64.84888" calcext:value-type="float">
            <text:p>64.848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Imperial Brut</text:p>
          </table:table-cell>
          <table:table-cell office:value-type="string" calcext:value-type="string">
            <text:p>GRAMO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njecjzpt4m0s46jv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mperial Brut</text:p>
          </table:table-cell>
          <table:table-cell office:value-type="string" calcext:value-type="string">
            <text:p>Gramona</text:p>
          </table:table-cell>
          <table:table-cell office:value-type="float" office:value="38.934338" calcext:value-type="float">
            <text:p>38.9343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Evaluna</text:p>
          </table:table-cell>
          <table:table-cell office:value-type="string" calcext:value-type="string">
            <text:p>SANSON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ssr63c21jn7vwgjaw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valuna</text:p>
          </table:table-cell>
          <table:table-cell office:value-type="string" calcext:value-type="string">
            <text:p>Sansonina</text:p>
          </table:table-cell>
          <table:table-cell office:value-type="float" office:value="48.1743" calcext:value-type="float">
            <text:p>48.17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Venus Brut Grand Cru</text:p>
          </table:table-cell>
          <table:table-cell office:value-type="string" calcext:value-type="string">
            <text:p>AGRAP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9000" calcext:value-type="float">
            <text:p>3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t019n26wtvhza9bemx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énus Blanc de Blancs Brut Nature Champagne Grand Cru 'Avize'</text:p>
          </table:table-cell>
          <table:table-cell office:value-type="string" calcext:value-type="string">
            <text:p>Agrapart &amp; Fils</text:p>
          </table:table-cell>
          <table:table-cell office:value-type="float" office:value="35.724144" calcext:value-type="float">
            <text:p>35.7241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Avizoise Extra Brut Granc Cru</text:p>
          </table:table-cell>
          <table:table-cell office:value-type="string" calcext:value-type="string">
            <text:p>AGRAP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xjfy1w36vx2rk1e8n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vizoise Blanc de Blancs Extra Brut Champagne Grand Cru 'Avize'</text:p>
          </table:table-cell>
          <table:table-cell office:value-type="string" calcext:value-type="string">
            <text:p>Agrapart &amp; Fils</text:p>
          </table:table-cell>
          <table:table-cell office:value-type="float" office:value="40.219723" calcext:value-type="float">
            <text:p>40.2197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Terroirs Extra Brut Grand Cru</text:p>
          </table:table-cell>
          <table:table-cell office:value-type="string" calcext:value-type="string">
            <text:p>AGRAP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xcp5vqmkyny41cw9z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rroirs Blanc de Blancs Extra Brut Champagne Grand Cru 'Avize'</text:p>
          </table:table-cell>
          <table:table-cell office:value-type="string" calcext:value-type="string">
            <text:p>Agrapart &amp; Fils</text:p>
          </table:table-cell>
          <table:table-cell office:value-type="float" office:value="36.87995" calcext:value-type="float">
            <text:p>36.8799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7 Crus Extra Brut</text:p>
          </table:table-cell>
          <table:table-cell office:value-type="string" calcext:value-type="string">
            <text:p>AGRAP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90%, Pinot Noir 1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my5rrw52crdjem8kksb2w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7 Crus Extra Brut Champagne Grand Cru 'Avize'</text:p>
          </table:table-cell>
          <table:table-cell office:value-type="string" calcext:value-type="string">
            <text:p>Agrapart &amp; Fils</text:p>
          </table:table-cell>
          <table:table-cell office:value-type="float" office:value="38.54058" calcext:value-type="float">
            <text:p>38.540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Mineral Extra Brut Blanc de Blancs</text:p>
          </table:table-cell>
          <table:table-cell office:value-type="string" calcext:value-type="string">
            <text:p>AGRAP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xex5ag9tcckh1vt9n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néral Blanc de Blancs Extra Brut Champagne Grand Cru 'Avize'</text:p>
          </table:table-cell>
          <table:table-cell office:value-type="string" calcext:value-type="string">
            <text:p>Agrapart &amp; Fils</text:p>
          </table:table-cell>
          <table:table-cell office:value-type="float" office:value="41.20056" calcext:value-type="float">
            <text:p>41.200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Noirs Brut</text:p>
          </table:table-cell>
          <table:table-cell office:value-type="string" calcext:value-type="string">
            <text:p>BRIGAND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inot Noir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vkxz3qcqh5mz1dsnw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s Brut Champagne</text:p>
          </table:table-cell>
          <table:table-cell office:value-type="string" calcext:value-type="string">
            <text:p>Pierre Brigandat &amp; Fils</text:p>
          </table:table-cell>
          <table:table-cell office:value-type="float" office:value="32.508038" calcext:value-type="float">
            <text:p>32.50803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rut Premier Cru</text:p>
          </table:table-cell>
          <table:table-cell office:value-type="string" calcext:value-type="string">
            <text:p>DE VILMO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50%, Pinot Noir 25%, Pinot Meunier 25%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g54en0yt3163f7ge9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 Réserve Brut Champagne Premier Cru</text:p>
          </table:table-cell>
          <table:table-cell office:value-type="string" calcext:value-type="string">
            <text:p>De Vilmont</text:p>
          </table:table-cell>
          <table:table-cell office:value-type="float" office:value="39.232925" calcext:value-type="float">
            <text:p>39.23292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Prestige Extra Brut</text:p>
          </table:table-cell>
          <table:table-cell office:value-type="string" calcext:value-type="string">
            <text:p>DIEBOLT VALL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sq4839a3gfhpfatr5nnzc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Prestige Extra Brut Champagne Grand Cru 'Cramant'</text:p>
          </table:table-cell>
          <table:table-cell office:value-type="string" calcext:value-type="string">
            <text:p>Diebolt - Vallois</text:p>
          </table:table-cell>
          <table:table-cell office:value-type="float" office:value="60.160748" calcext:value-type="float">
            <text:p>60.16074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Fleur de Passion</text:p>
          </table:table-cell>
          <table:table-cell office:value-type="string" calcext:value-type="string">
            <text:p>DIEBOLT VALLOIS</text:p>
          </table:table-cell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39qgd8m01nh84k8xa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Fleur de Passion Brut</text:p>
          </table:table-cell>
          <table:table-cell office:value-type="string" calcext:value-type="string">
            <text:p>Diebolt - Vallois</text:p>
          </table:table-cell>
          <table:table-cell office:value-type="float" office:value="57.57113" calcext:value-type="float">
            <text:p>57.5711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ouvé 747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61%, Pinot Meunier 21%, Pinot Noir 18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y989v4emh1ebxk89jb1yfb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N.747 Extra Brut</text:p>
          </table:table-cell>
          <table:table-cell office:value-type="string" calcext:value-type="string">
            <text:p>Jacquesson</text:p>
          </table:table-cell>
          <table:table-cell office:value-type="float" office:value="31.614004" calcext:value-type="float">
            <text:p>31.61400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ouvé 742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47%, Pinot Noir 33%, Pinot Meunier 2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fcteht71xc4drt93kp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No 742 Extra Brut Champagne</text:p>
          </table:table-cell>
          <table:table-cell office:value-type="string" calcext:value-type="string">
            <text:p>Jacquesson</text:p>
          </table:table-cell>
          <table:table-cell office:value-type="float" office:value="31.668821" calcext:value-type="float">
            <text:p>31.668821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Oeil de Perdrix Brut</text:p>
          </table:table-cell>
          <table:table-cell office:value-type="string" calcext:value-type="string">
            <text:p>JEAN VESS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inot Noir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fwrz0dnjvzprywf02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Oeil de Perdrix Tradition Brut Champagne</text:p>
          </table:table-cell>
          <table:table-cell office:value-type="string" calcext:value-type="string">
            <text:p>Jean Vesselle</text:p>
          </table:table-cell>
          <table:table-cell office:value-type="float" office:value="48.05111" calcext:value-type="float">
            <text:p>48.05111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Brut Heritage</text:p>
          </table:table-cell>
          <table:table-cell office:value-type="string" calcext:value-type="string">
            <text:p>LOUIS BROCH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inot Noir 80%, Chardonnay 15%, Pinot Meunier 5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avwedtg418bdz4dkfkf9py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éritage Brut Champagne</text:p>
          </table:table-cell>
          <table:table-cell office:value-type="string" calcext:value-type="string">
            <text:p>Champagne Louis Brochet</text:p>
          </table:table-cell>
          <table:table-cell office:value-type="float" office:value="39.588528" calcext:value-type="float">
            <text:p>39.58852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 de Blancs</text:p>
          </table:table-cell>
          <table:table-cell office:value-type="string" calcext:value-type="string">
            <text:p>MARIE LE BRU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6pmqzc72jz66b9chf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élection Blanc de Blancs Brut Champagne Premier Cru</text:p>
          </table:table-cell>
          <table:table-cell office:value-type="string" calcext:value-type="string">
            <text:p>Marie le Brun</text:p>
          </table:table-cell>
          <table:table-cell office:value-type="float" office:value="36.806778" calcext:value-type="float">
            <text:p>36.80677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Grand Cru</text:p>
          </table:table-cell>
          <table:table-cell office:value-type="string" calcext:value-type="string">
            <text:p>MAURICE VESSELL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inot Noir 80%, Chardonnay 20% 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2yppwzt3memb2qhq5ee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Grand Cru ''''Bouzy''''</text:p>
          </table:table-cell>
          <table:table-cell office:value-type="string" calcext:value-type="string">
            <text:p>Maurice Vesselle</text:p>
          </table:table-cell>
          <table:table-cell office:value-type="float" office:value="45.391228" calcext:value-type="float">
            <text:p>45.3912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Extra Brut Mill.</text:p>
          </table:table-cell>
          <table:table-cell office:value-type="string" calcext:value-type="string">
            <text:p>MICHEL GON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gzr4ks68c6xxzq0b4h2h0w4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69g Brut Champagne</text:p>
          </table:table-cell>
          <table:table-cell office:value-type="string" calcext:value-type="string">
            <text:p>Michel Gonet</text:p>
          </table:table-cell>
          <table:table-cell office:value-type="float" office:value="38.256344" calcext:value-type="float">
            <text:p>38.2563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ROBERT AI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inot Meunier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qsxnah964x32hxg4pfnps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 Montrachet</text:p>
          </table:table-cell>
          <table:table-cell office:value-type="string" calcext:value-type="string">
            <text:p>Lamy-Caillat</text:p>
          </table:table-cell>
          <table:table-cell office:value-type="float" office:value="24.243315" calcext:value-type="float">
            <text:p>24.243315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L'Equilibre Grand Cru</text:p>
          </table:table-cell>
          <table:table-cell office:value-type="string" calcext:value-type="string">
            <text:p>SADI MA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50%, Pinot Noir 5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g7efyhjg1ksv5v135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'Équilibre Brut Champagne Premier Cru</text:p>
          </table:table-cell>
          <table:table-cell office:value-type="string" calcext:value-type="string">
            <text:p>Sadi Malot</text:p>
          </table:table-cell>
          <table:table-cell office:value-type="float" office:value="55.640335" calcext:value-type="float">
            <text:p>55.640335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SEBASTIEN LEFEV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7mj42sj0g3156awq7y7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Les Dryades Blanc de Blancs Champagne</text:p>
          </table:table-cell>
          <table:table-cell office:value-type="string" calcext:value-type="string">
            <text:p>Sébastien Lefevre</text:p>
          </table:table-cell>
          <table:table-cell office:value-type="float" office:value="49.23463" calcext:value-type="float">
            <text:p>49.23463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Millésime</text:p>
          </table:table-cell>
          <table:table-cell office:value-type="string" calcext:value-type="string">
            <text:p>SEBASTIEN LEFEV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50%, Pinot Noir 41%, Pinot Meunier 9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j52tf6ckwpecmpq7ppx9m7gk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Rosé Brut Champagne</text:p>
          </table:table-cell>
          <table:table-cell office:value-type="string" calcext:value-type="string">
            <text:p>Sébastien Lefevre</text:p>
          </table:table-cell>
          <table:table-cell office:value-type="float" office:value="40.79413" calcext:value-type="float">
            <text:p>40.794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 Reserve Grand Cru</text:p>
          </table:table-cell>
          <table:table-cell office:value-type="string" calcext:value-type="string">
            <text:p>VAZ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4pmmgggtj6jq1tv32jffnk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Réserve Brut Champagne Grand Cru 'Chouilly'</text:p>
          </table:table-cell>
          <table:table-cell office:value-type="string" calcext:value-type="string">
            <text:p>Rene Vazart</text:p>
          </table:table-cell>
          <table:table-cell office:value-type="float" office:value="40.082268" calcext:value-type="float">
            <text:p>40.0822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LA GALINI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1tcc46kywy6jec39t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uvray Sec</text:p>
          </table:table-cell>
          <table:table-cell office:value-type="string" calcext:value-type="string">
            <text:p>Domaine de la Galinière</text:p>
          </table:table-cell>
          <table:table-cell office:value-type="float" office:value="28.884552" calcext:value-type="float">
            <text:p>28.8845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a Cuvee Brut</text:p>
          </table:table-cell>
          <table:table-cell office:value-type="string" calcext:value-type="string">
            <text:p>GRAMO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8xav7kc4bmew7qdcn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 Cuvée Reserva Brut</text:p>
          </table:table-cell>
          <table:table-cell office:value-type="string" calcext:value-type="string">
            <text:p>Gramona</text:p>
          </table:table-cell>
          <table:table-cell office:value-type="float" office:value="34.78106" calcext:value-type="float">
            <text:p>34.781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Airali Pas Dosè</text:p>
          </table:table-cell>
          <table:table-cell office:value-type="string" calcext:value-type="string">
            <text:p>ALTA LAN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z4yas2n91fcn1kmgw3z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Alta</text:p>
          </table:table-cell>
          <table:table-cell office:value-type="float" office:value="22.122425" calcext:value-type="float">
            <text:p>22.1224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Extra Brut Noir Collection</text:p>
          </table:table-cell>
          <table:table-cell office:value-type="string" calcext:value-type="string">
            <text:p>FARFA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ws5yws2r73z788t84p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Cala delle Farfalle</text:p>
          </table:table-cell>
          <table:table-cell office:value-type="float" office:value="22.96964" calcext:value-type="float">
            <text:p>22.969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Noire Nature</text:p>
          </table:table-cell>
          <table:table-cell office:value-type="string" calcext:value-type="string">
            <text:p>CESARINI SFOR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8xtekr0smnfqgdxv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Noir Nature 1673</text:p>
          </table:table-cell>
          <table:table-cell office:value-type="string" calcext:value-type="string">
            <text:p>Cesarini Sforza</text:p>
          </table:table-cell>
          <table:table-cell office:value-type="float" office:value="51.724167" calcext:value-type="float">
            <text:p>51.7241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Extra Brut</text:p>
          </table:table-cell>
          <table:table-cell office:value-type="string" calcext:value-type="string">
            <text:p>CESARINI SFOR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8k2pr6zgrn601tb0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ridentum Riserva Extra Brut</text:p>
          </table:table-cell>
          <table:table-cell office:value-type="string" calcext:value-type="string">
            <text:p>Cesarini Sforza</text:p>
          </table:table-cell>
          <table:table-cell office:value-type="float" office:value="50.76168" calcext:value-type="float">
            <text:p>50.7616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ouvee '85</text:p>
          </table:table-cell>
          <table:table-cell office:value-type="string" calcext:value-type="string">
            <text:p>MONFO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kkwx4wjygq6xfyyw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85 Brut</text:p>
          </table:table-cell>
          <table:table-cell office:value-type="string" calcext:value-type="string">
            <text:p>Monfort</text:p>
          </table:table-cell>
          <table:table-cell office:value-type="float" office:value="36.06205" calcext:value-type="float">
            <text:p>36.0620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 General Blanc</text:p>
          </table:table-cell>
          <table:table-cell office:value-type="string" calcext:value-type="string">
            <text:p>MONFO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hb0ty8g1kgt8ag1t1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Général Dosaggio Zero Riserva Blanc</text:p>
          </table:table-cell>
          <table:table-cell office:value-type="string" calcext:value-type="string">
            <text:p>Monfort</text:p>
          </table:table-cell>
          <table:table-cell office:value-type="float" office:value="38.10688" calcext:value-type="float">
            <text:p>38.106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 General Dallemagne</text:p>
          </table:table-cell>
          <table:table-cell office:value-type="string" calcext:value-type="string">
            <text:p>MONFO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h747d83hym4gmp6tw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General Dallemagne Extra Brut</text:p>
          </table:table-cell>
          <table:table-cell office:value-type="string" calcext:value-type="string">
            <text:p>Monfort</text:p>
          </table:table-cell>
          <table:table-cell office:value-type="float" office:value="47.305695" calcext:value-type="float">
            <text:p>47.3056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MONFO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mpdpd90acjxfm0qa3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Monfort</text:p>
          </table:table-cell>
          <table:table-cell office:value-type="float" office:value="29.506342" calcext:value-type="float">
            <text:p>29.5063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ouvee '28</text:p>
          </table:table-cell>
          <table:table-cell office:value-type="string" calcext:value-type="string">
            <text:p>ROT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2q9jcg54j85q3abf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ee 28 Talento</text:p>
          </table:table-cell>
          <table:table-cell office:value-type="string" calcext:value-type="string">
            <text:p>Rotari</text:p>
          </table:table-cell>
          <table:table-cell office:value-type="float" office:value="39.55542" calcext:value-type="float">
            <text:p>39.555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rut Nature</text:p>
          </table:table-cell>
          <table:table-cell office:value-type="string" calcext:value-type="string">
            <text:p>VEV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avxa9xda0g6v250kc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olies Veveysannes Brut</text:p>
          </table:table-cell>
          <table:table-cell office:value-type="string" calcext:value-type="string">
            <text:p>Les Vignes de Vevey</text:p>
          </table:table-cell>
          <table:table-cell office:value-type="float" office:value="17.751373" calcext:value-type="float">
            <text:p>17.7513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Granc Cuvée Brut 0,375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grwj524gw72rtsrg7hzx69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 Cuvée Brut</text:p>
          </table:table-cell>
          <table:table-cell office:value-type="string" calcext:value-type="string">
            <text:p>Bellavista</text:p>
          </table:table-cell>
          <table:table-cell office:value-type="float" office:value="39.67127" calcext:value-type="float">
            <text:p>39.671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rut Nitens</text:p>
          </table:table-cell>
          <table:table-cell office:value-type="string" calcext:value-type="string">
            <text:p>MARCHES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6n0rtt69ce2avavy4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Nitens Franciacorta Brut</text:p>
          </table:table-cell>
          <table:table-cell office:value-type="string" calcext:value-type="string">
            <text:p>Le Marchesine</text:p>
          </table:table-cell>
          <table:table-cell office:value-type="float" office:value="30.499437" calcext:value-type="float">
            <text:p>30.4994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Dos. Zero Audiens</text:p>
          </table:table-cell>
          <table:table-cell office:value-type="string" calcext:value-type="string">
            <text:p>MARCHES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6n0t06wpz121x5qmk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udens Franciacorta Dosage Zèro</text:p>
          </table:table-cell>
          <table:table-cell office:value-type="string" calcext:value-type="string">
            <text:p>Le Marchesine</text:p>
          </table:table-cell>
          <table:table-cell office:value-type="float" office:value="31.579748" calcext:value-type="float">
            <text:p>31.57974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aten</text:p>
          </table:table-cell>
          <table:table-cell office:value-type="string" calcext:value-type="string">
            <text:p>MARCHES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6n0hptj92jhe8b5g2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 Millesimato</text:p>
          </table:table-cell>
          <table:table-cell office:value-type="string" calcext:value-type="string">
            <text:p>Le Marchesine</text:p>
          </table:table-cell>
          <table:table-cell office:value-type="float" office:value="28.724758" calcext:value-type="float">
            <text:p>28.7247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rut Prosecco</text:p>
          </table:table-cell>
          <table:table-cell office:value-type="string" calcext:value-type="string">
            <text:p>BE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kfe5ck0w8wqcsezzg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Benotto Luigino</text:p>
          </table:table-cell>
          <table:table-cell office:value-type="float" office:value="26.27796" calcext:value-type="float">
            <text:p>26.277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Extra Dry</text:p>
          </table:table-cell>
          <table:table-cell office:value-type="string" calcext:value-type="string">
            <text:p>BE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kfe5ck0w8wqcsezzg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Benotto Luigino</text:p>
          </table:table-cell>
          <table:table-cell office:value-type="float" office:value="30.535975" calcext:value-type="float">
            <text:p>30.5359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uscadet Tete de Linotte</text:p>
          </table:table-cell>
          <table:table-cell office:value-type="string" calcext:value-type="string">
            <text:p>ALBERT BESOM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wzh0616fe67nf82tf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ête de Linotte Touraine</text:p>
          </table:table-cell>
          <table:table-cell office:value-type="string" calcext:value-type="string">
            <text:p>Albert Besombes</text:p>
          </table:table-cell>
          <table:table-cell office:value-type="float" office:value="50.487785" calcext:value-type="float">
            <text:p>50.48778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Couvee des Conti Bergerac</text:p>
          </table:table-cell>
          <table:table-cell office:value-type="string" calcext:value-type="string">
            <text:p>ALBERT DE CO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5x2m1f94cta88mjr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des Conti</text:p>
          </table:table-cell>
          <table:table-cell office:value-type="string" calcext:value-type="string">
            <text:p>Domaine Albert de Conti</text:p>
          </table:table-cell>
          <table:table-cell office:value-type="float" office:value="40.049187" calcext:value-type="float">
            <text:p>40.0491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ouilly Fume La Charmette</text:p>
          </table:table-cell>
          <table:table-cell office:value-type="string" calcext:value-type="string">
            <text:p>CHEVAU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6a0x220vsq8tfzf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issé Vers La Croix</text:p>
          </table:table-cell>
          <table:table-cell office:value-type="string" calcext:value-type="string">
            <text:p>Domaine Cheveau</text:p>
          </table:table-cell>
          <table:table-cell office:value-type="float" office:value="22.628544" calcext:value-type="float">
            <text:p>22.6285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lcaire 22</text:p>
          </table:table-cell>
          <table:table-cell office:value-type="string" calcext:value-type="string">
            <text:p>COTEAUX DU GIENN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xs5x22mej2dh9dxhs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lcaire Touraine</text:p>
          </table:table-cell>
          <table:table-cell office:value-type="string" calcext:value-type="string">
            <text:p>Château du Touginas</text:p>
          </table:table-cell>
          <table:table-cell office:value-type="float" office:value="15.657497" calcext:value-type="float">
            <text:p>15.657497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mp Gibault</text:p>
          </table:table-cell>
          <table:table-cell office:value-type="string" calcext:value-type="string">
            <text:p>COTEAUX DU GIENN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bzn150h8t2hhayv01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'Les Champs Gains'</text:p>
          </table:table-cell>
          <table:table-cell office:value-type="string" calcext:value-type="string">
            <text:p>Philippe Bouzereau - Chateau de Citeaux</text:p>
          </table:table-cell>
          <table:table-cell office:value-type="float" office:value="13.625022" calcext:value-type="float">
            <text:p>13.6250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22</text:p>
          </table:table-cell>
          <table:table-cell office:value-type="string" calcext:value-type="string">
            <text:p>DOMAINE D'ELI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xnstc0a707xtbbykk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Domaine d'Elise</text:p>
          </table:table-cell>
          <table:table-cell office:value-type="float" office:value="34.50416" calcext:value-type="float">
            <text:p>34.504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ge Ciste Lauger 21</text:p>
          </table:table-cell>
          <table:table-cell office:value-type="string" calcext:value-type="string">
            <text:p>DOMAINE LAGU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tes de Roussill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r2pp5v0dccbk3z58mdbfh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Ciste Blanc</text:p>
          </table:table-cell>
          <table:table-cell office:value-type="string" calcext:value-type="string">
            <text:p>Domaine Laguerre</text:p>
          </table:table-cell>
          <table:table-cell office:value-type="float" office:value="38.443356" calcext:value-type="float">
            <text:p>38.4433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ètale de Rose</text:p>
          </table:table-cell>
          <table:table-cell office:value-type="string" calcext:value-type="string">
            <text:p>LA TOUR DE L'EVEQU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abyttyf5gye66mcrt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étale de Rosé</text:p>
          </table:table-cell>
          <table:table-cell office:value-type="string" calcext:value-type="string">
            <text:p>Château La Tour de l'Évêque</text:p>
          </table:table-cell>
          <table:table-cell office:value-type="float" office:value="45.02125" calcext:value-type="float">
            <text:p>45.021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c5py0sebrgsjwmnyv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Gradis'Ciutta</text:p>
          </table:table-cell>
          <table:table-cell office:value-type="float" office:value="52.206596" calcext:value-type="float">
            <text:p>52.2065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c5141vkrxnb383gt0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Collio</text:p>
          </table:table-cell>
          <table:table-cell office:value-type="string" calcext:value-type="string">
            <text:p>Gradis'Ciutta</text:p>
          </table:table-cell>
          <table:table-cell office:value-type="float" office:value="51.123238" calcext:value-type="float">
            <text:p>51.1232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c5n9y96d463shfffm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 Collio</text:p>
          </table:table-cell>
          <table:table-cell office:value-type="string" calcext:value-type="string">
            <text:p>Gradis'Ciutta</text:p>
          </table:table-cell>
          <table:table-cell office:value-type="float" office:value="58.354855" calcext:value-type="float">
            <text:p>58.3548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c5pjkebstepjj73m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Gradis'Ciutta</text:p>
          </table:table-cell>
          <table:table-cell office:value-type="float" office:value="46.98056" calcext:value-type="float">
            <text:p>46.980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MUZ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bgrmns6exz24s16wt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Bianco</text:p>
          </table:table-cell>
          <table:table-cell office:value-type="string" calcext:value-type="string">
            <text:p>Muzic</text:p>
          </table:table-cell>
          <table:table-cell office:value-type="float" office:value="35.073013" calcext:value-type="float">
            <text:p>35.0730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POLE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s25xqtsk4ww3cm0z8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Isidoro Polencic</text:p>
          </table:table-cell>
          <table:table-cell office:value-type="float" office:value="38.64324" calcext:value-type="float">
            <text:p>38.643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POLE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qcgfqkcqfdpvfh70f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Isidoro Polencic</text:p>
          </table:table-cell>
          <table:table-cell office:value-type="float" office:value="31.783363" calcext:value-type="float">
            <text:p>31.7833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ROMEO RO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awsa0dbzs378wtjny9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Romeo</text:p>
          </table:table-cell>
          <table:table-cell office:value-type="float" office:value="29.255198" calcext:value-type="float">
            <text:p>29.2551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ROMEO RO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btmcdhf39t46nt6v7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Romio</text:p>
          </table:table-cell>
          <table:table-cell office:value-type="float" office:value="19.657246" calcext:value-type="float">
            <text:p>19.6572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qcb5pvevmfry1h2y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Schiopetto</text:p>
          </table:table-cell>
          <table:table-cell office:value-type="float" office:value="33.672523" calcext:value-type="float">
            <text:p>33.6725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q03dmx87x33nbj6js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Collio</text:p>
          </table:table-cell>
          <table:table-cell office:value-type="string" calcext:value-type="string">
            <text:p>Schiopetto</text:p>
          </table:table-cell>
          <table:table-cell office:value-type="float" office:value="32.82338" calcext:value-type="float">
            <text:p>32.823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49j9x239se3my93j9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chiopetto</text:p>
          </table:table-cell>
          <table:table-cell office:value-type="float" office:value="34.505615" calcext:value-type="float">
            <text:p>34.5056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8npbsdnr96ax62jmb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Schiopetto</text:p>
          </table:table-cell>
          <table:table-cell office:value-type="float" office:value="28.446486" calcext:value-type="float">
            <text:p>28.4464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Collio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xavjqz1pcs036nkk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Toros Franco</text:p>
          </table:table-cell>
          <table:table-cell office:value-type="float" office:value="32.660244" calcext:value-type="float">
            <text:p>32.6602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xx0a9x627092szkq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Toros Franco</text:p>
          </table:table-cell>
          <table:table-cell office:value-type="float" office:value="19.03066" calcext:value-type="float">
            <text:p>19.030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xky14jtvvk8tnfwv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Toros Franco</text:p>
          </table:table-cell>
          <table:table-cell office:value-type="float" office:value="20.194756" calcext:value-type="float">
            <text:p>20.1947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x095ns4s3qs8j5kp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oros Franco</text:p>
          </table:table-cell>
          <table:table-cell office:value-type="float" office:value="25.800362" calcext:value-type="float">
            <text:p>25.8003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almasia Malvasia</text:p>
          </table:table-cell>
          <table:table-cell office:value-type="string" calcext:value-type="string">
            <text:p>TUNE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9sr7k7ph1p79d7dfk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almasìa</text:p>
          </table:table-cell>
          <table:table-cell office:value-type="string" calcext:value-type="string">
            <text:p>La Tunella</text:p>
          </table:table-cell>
          <table:table-cell office:value-type="float" office:value="37.16633" calcext:value-type="float">
            <text:p>37.166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TUNE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kpb069j0g0pwma2p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La Tunella</text:p>
          </table:table-cell>
          <table:table-cell office:value-type="float" office:value="25.736158" calcext:value-type="float">
            <text:p>25.7361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TUNE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dar9azc1yyv30qpdm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 de Bliss Ribolla Gialla</text:p>
          </table:table-cell>
          <table:table-cell office:value-type="string" calcext:value-type="string">
            <text:p>La Tunella</text:p>
          </table:table-cell>
          <table:table-cell office:value-type="float" office:value="33.44034" calcext:value-type="float">
            <text:p>33.440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UNE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9q1d4ny3vdp3c0fj8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a Tunella</text:p>
          </table:table-cell>
          <table:table-cell office:value-type="float" office:value="31.9175" calcext:value-type="float">
            <text:p>31.91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 Somnija</text:p>
          </table:table-cell>
          <table:table-cell office:value-type="string" calcext:value-type="string">
            <text:p>VILLA V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hrs461mv66r2sc6az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omnija</text:p>
          </table:table-cell>
          <table:table-cell office:value-type="string" calcext:value-type="string">
            <text:p>Azienda Agricola Villa Vasi</text:p>
          </table:table-cell>
          <table:table-cell office:value-type="float" office:value="36.299362" calcext:value-type="float">
            <text:p>36.299362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ABBAZZIA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jpgn2ad4n76ska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942999" calcext:value-type="float">
            <text:p>30.942999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ABBAZZIA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jahehkbytmbt92a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333336" calcext:value-type="float">
            <text:p>30.3333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olaris Sisypho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jv43zwv6d4375aej7b7c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Sysiphos</text:p>
          </table:table-cell>
          <table:table-cell office:value-type="string" calcext:value-type="string">
            <text:p>Kollerhof</text:p>
          </table:table-cell>
          <table:table-cell office:value-type="float" office:value="45.375404" calcext:value-type="float">
            <text:p>45.3754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mwzhwz90xghdbp9q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Cantina Kurtatsch</text:p>
          </table:table-cell>
          <table:table-cell office:value-type="float" office:value="23.92584" calcext:value-type="float">
            <text:p>23.9258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v2x83a83yj2ky7d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Arenis</text:p>
          </table:table-cell>
          <table:table-cell office:value-type="string" calcext:value-type="string">
            <text:p>Cantina Kurtatsch</text:p>
          </table:table-cell>
          <table:table-cell office:value-type="float" office:value="25.75994" calcext:value-type="float">
            <text:p>25.759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kp8btt3nfrkhn1n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Cantina Kurtatsch</text:p>
          </table:table-cell>
          <table:table-cell office:value-type="float" office:value="28.88824" calcext:value-type="float">
            <text:p>28.888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LEY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hkhpdjzz3s665e37h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Classico</text:p>
          </table:table-cell>
          <table:table-cell office:value-type="string" calcext:value-type="string">
            <text:p>Weingut Leya</text:p>
          </table:table-cell>
          <table:table-cell office:value-type="float" office:value="27.348717" calcext:value-type="float">
            <text:p>27.3487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</text:p>
          </table:table-cell>
          <table:table-cell office:value-type="string" calcext:value-type="string">
            <text:p>LEY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73k258h1s6n349p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Classico</text:p>
          </table:table-cell>
          <table:table-cell office:value-type="string" calcext:value-type="string">
            <text:p>Weingut Leya</text:p>
          </table:table-cell>
          <table:table-cell office:value-type="float" office:value="32.143387" calcext:value-type="float">
            <text:p>32.1433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LEY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fjzft9qbpwb9evf1w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Weingut Leya</text:p>
          </table:table-cell>
          <table:table-cell office:value-type="float" office:value="26.42546" calcext:value-type="float">
            <text:p>26.425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lla Margon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hsxf8v3pd9ch0v8kh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lla Gentilotti</text:p>
          </table:table-cell>
          <table:table-cell office:value-type="string" calcext:value-type="string">
            <text:p>Azienda Agricola Lunelli</text:p>
          </table:table-cell>
          <table:table-cell office:value-type="float" office:value="28.750097" calcext:value-type="float">
            <text:p>28.7500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MASO CANTANGH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1ys5121k0jtn6m58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a Cantanghel Sauvignon</text:p>
          </table:table-cell>
          <table:table-cell office:value-type="string" calcext:value-type="string">
            <text:p>Maso Cantanghel</text:p>
          </table:table-cell>
          <table:table-cell office:value-type="float" office:value="38.22999" calcext:value-type="float">
            <text:p>38.229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Tschaupp</text:p>
          </table:table-cell>
          <table:table-cell office:value-type="string" calcext:value-type="string">
            <text:p>SCHWEITZ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j8yp9tn73ame6mrv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schaupp</text:p>
          </table:table-cell>
          <table:table-cell office:value-type="string" calcext:value-type="string">
            <text:p>Weingut Tenuta Schweitzer</text:p>
          </table:table-cell>
          <table:table-cell office:value-type="float" office:value="37.816315" calcext:value-type="float">
            <text:p>37.8163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nct Valentin Sauvignon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9.21698" calcext:value-type="float">
            <text:p>49.216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qhvbre4ann8ryaw6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St. Michael-Eppan</text:p>
          </table:table-cell>
          <table:table-cell office:value-type="float" office:value="37.68599" calcext:value-type="float">
            <text:p>37.685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b9pzrhqqm7vzeg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St. Michael-Eppan</text:p>
          </table:table-cell>
          <table:table-cell office:value-type="float" office:value="36.762733" calcext:value-type="float">
            <text:p>36.76273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xmm7gk8919m6tx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7.565037" calcext:value-type="float">
            <text:p>27.565037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qvnprzs2jrtk74k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9.51664" calcext:value-type="float">
            <text:p>29.516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Dulcmara</text:p>
          </table:table-cell>
          <table:table-cell office:value-type="string" calcext:value-type="string">
            <text:p>SAN NAZAR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e0jvcp2hv5cwnf93r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ulcamara Bianco</text:p>
          </table:table-cell>
          <table:table-cell office:value-type="string" calcext:value-type="string">
            <text:p>San Nazario</text:p>
          </table:table-cell>
          <table:table-cell office:value-type="float" office:value="46.61907" calcext:value-type="float">
            <text:p>46.619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ch de Morgex et de la Salle</text:p>
          </table:table-cell>
          <table:table-cell office:value-type="string" calcext:value-type="string">
            <text:p>VEV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0wz3zyc8nsps9qz2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de Morgex et de La Salle</text:p>
          </table:table-cell>
          <table:table-cell office:value-type="string" calcext:value-type="string">
            <text:p>Maison Vevey Albert</text:p>
          </table:table-cell>
          <table:table-cell office:value-type="float" office:value="40.68746" calcext:value-type="float">
            <text:p>40.687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</text:p>
          </table:table-cell>
          <table:table-cell office:value-type="string" calcext:value-type="string">
            <text:p>LUNA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ea5hdhr1mx5tvymhh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umero Chiuso Vermentino</text:p>
          </table:table-cell>
          <table:table-cell office:value-type="string" calcext:value-type="string">
            <text:p>Lunae</text:p>
          </table:table-cell>
          <table:table-cell office:value-type="float" office:value="25.102661" calcext:value-type="float">
            <text:p>25.102661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a Fuga Contessa Entellina (Chardonnay)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cerr6vwhj5w86s4x9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Donna Verano</text:p>
          </table:table-cell>
          <table:table-cell office:value-type="float" office:value="20.03416" calcext:value-type="float">
            <text:p>20.03416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iarandà Contessa Entellina (Chardonnay)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cerr6vwhj5w86s4x9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Donna Verano</text:p>
          </table:table-cell>
          <table:table-cell office:value-type="float" office:value="20.03416" calcext:value-type="float">
            <text:p>20.03416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gna di Gabri DOC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r9dkp7x1xbtp5557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nuta Don Ferdinando Fiano di Avellino</text:p>
          </table:table-cell>
          <table:table-cell office:value-type="string" calcext:value-type="string">
            <text:p>Donna Grazia</text:p>
          </table:table-cell>
          <table:table-cell office:value-type="float" office:value="21.74257" calcext:value-type="float">
            <text:p>21.742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en Ryè Passito di Pantelleria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0c9h7hjs4tx9h1jfz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i Avellino</text:p>
          </table:table-cell>
          <table:table-cell office:value-type="string" calcext:value-type="string">
            <text:p>Donna Paolina</text:p>
          </table:table-cell>
          <table:table-cell office:value-type="float" office:value="19.67355" calcext:value-type="float">
            <text:p>19.67355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bernet Sauvignon What The Phoque</text:p>
          </table:table-cell>
          <table:table-cell office:value-type="string" calcext:value-type="string">
            <text:p>ALBERT BESOM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x041g0r9h1b2a66wrz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abernet d'Anjou</text:p>
          </table:table-cell>
          <table:table-cell office:value-type="string" calcext:value-type="string">
            <text:p>Albert Besombes</text:p>
          </table:table-cell>
          <table:table-cell office:value-type="float" office:value="33.794018" calcext:value-type="float">
            <text:p>33.7940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Haut-Medoc Marguerite</text:p>
          </table:table-cell>
          <table:table-cell office:value-type="string" calcext:value-type="string">
            <text:p>CHATEAU MOUTTE BLAN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aqwzvf8c6y8sm09qn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Hauts d''''Azenay</text:p>
          </table:table-cell>
          <table:table-cell office:value-type="string" calcext:value-type="string">
            <text:p>Georges Blanc</text:p>
          </table:table-cell>
          <table:table-cell office:value-type="float" office:value="19.972439" calcext:value-type="float">
            <text:p>19.9724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aint Maurice Rouge</text:p>
          </table:table-cell>
          <table:table-cell office:value-type="string" calcext:value-type="string">
            <text:p>CHAUME-ARNAU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Cotes du Rh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ine_01h0b4rjfv2ea6jf9k64j0y7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int Romain</text:p>
          </table:table-cell>
          <table:table-cell office:value-type="string" calcext:value-type="string">
            <text:p>Arnaud Pelletier</text:p>
          </table:table-cell>
          <table:table-cell office:value-type="float" office:value="20.72233" calcext:value-type="float">
            <text:p>20.722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uge Eos Lauger 21</text:p>
          </table:table-cell>
          <table:table-cell office:value-type="string" calcext:value-type="string">
            <text:p>DOMAINE LAGU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rmsrjfd6gr23xcjyj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os Blanc</text:p>
          </table:table-cell>
          <table:table-cell office:value-type="string" calcext:value-type="string">
            <text:p>Domaine Laguerre</text:p>
          </table:table-cell>
          <table:table-cell office:value-type="float" office:value="37.777477" calcext:value-type="float">
            <text:p>37.7774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uge Le Ciste Lauger 22</text:p>
          </table:table-cell>
          <table:table-cell office:value-type="string" calcext:value-type="string">
            <text:p>DOMAINE LAGU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5v0dccbk3z58mdbfh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Ciste Blanc</text:p>
          </table:table-cell>
          <table:table-cell office:value-type="string" calcext:value-type="string">
            <text:p>Domaine Laguerre</text:p>
          </table:table-cell>
          <table:table-cell office:value-type="float" office:value="42.81328" calcext:value-type="float">
            <text:p>42.813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Goisot 22</text:p>
          </table:table-cell>
          <table:table-cell office:value-type="string" calcext:value-type="string">
            <text:p>GUILHELM ET JEAN-HUGU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8vdt4wmsk05dcrhaa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t 22 Chardonnay</text:p>
          </table:table-cell>
          <table:table-cell office:value-type="string" calcext:value-type="string">
            <text:p>Cameron Hughes</text:p>
          </table:table-cell>
          <table:table-cell office:value-type="float" office:value="21.576788" calcext:value-type="float">
            <text:p>21.5767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Bordeaux Rouge 19</text:p>
          </table:table-cell>
          <table:table-cell office:value-type="string" calcext:value-type="string">
            <text:p>TIRE 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p5npakw2brwkde3vxj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ordeaux Rosé</text:p>
          </table:table-cell>
          <table:table-cell office:value-type="string" calcext:value-type="string">
            <text:p>Château le Grand Trie</text:p>
          </table:table-cell>
          <table:table-cell office:value-type="float" office:value="15.366689" calcext:value-type="float">
            <text:p>15.3666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Jerez de la Frontera 0.375</text:p>
          </table:table-cell>
          <table:table-cell office:value-type="string" calcext:value-type="string">
            <text:p>PEDRO XIMENE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qxx6xebzjfy14w6cap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Vinagre de Jerez</text:p>
          </table:table-cell>
          <table:table-cell office:value-type="string" calcext:value-type="string">
            <text:p>Bodegas Ximénez-Spínola</text:p>
          </table:table-cell>
          <table:table-cell office:value-type="float" office:value="27.191761" calcext:value-type="float">
            <text:p>27.1917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zegmbjd2ke1qwrrf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s</text:p>
          </table:table-cell>
          <table:table-cell office:value-type="string" calcext:value-type="string">
            <text:p>Cloudy Bay</text:p>
          </table:table-cell>
          <table:table-cell office:value-type="float" office:value="37.695145" calcext:value-type="float">
            <text:p>37.6951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CASTELVECCH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yhyzhzd64rfdrq32j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Carso</text:p>
          </table:table-cell>
          <table:table-cell office:value-type="string" calcext:value-type="string">
            <text:p>Castelvecchio</text:p>
          </table:table-cell>
          <table:table-cell office:value-type="float" office:value="27.03556" calcext:value-type="float">
            <text:p>27.035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efosco Nero di Botte</text:p>
          </table:table-cell>
          <table:table-cell office:value-type="string" calcext:value-type="string">
            <text:p>FERESIN DAVI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vk7da7b5rd4m64p3g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di Johanniter</text:p>
          </table:table-cell>
          <table:table-cell office:value-type="string" calcext:value-type="string">
            <text:p>Davide Cadenazzi</text:p>
          </table:table-cell>
          <table:table-cell office:value-type="float" office:value="17.97619" calcext:value-type="float">
            <text:p>17.9761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MUZ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c118ea4yaqhjb3afv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Mužič</text:p>
          </table:table-cell>
          <table:table-cell office:value-type="float" office:value="31.235281" calcext:value-type="float">
            <text:p>31.23528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 Collio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4gjb7g26gw2982ns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lot Rosé</text:p>
          </table:table-cell>
          <table:table-cell office:value-type="string" calcext:value-type="string">
            <text:p>Concha y Toro</text:p>
          </table:table-cell>
          <table:table-cell office:value-type="float" office:value="13.955611" calcext:value-type="float">
            <text:p>13.95561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TU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kpb069j0g0pwma2p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La Tunella</text:p>
          </table:table-cell>
          <table:table-cell office:value-type="float" office:value="25.736158" calcext:value-type="float">
            <text:p>25.7361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uar</text:p>
          </table:table-cell>
          <table:table-cell office:value-type="string" calcext:value-type="string">
            <text:p>SASSOC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m0738sh0dak9rjrf8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20M Ovest Cuar Rosso</text:p>
          </table:table-cell>
          <table:table-cell office:value-type="string" calcext:value-type="string">
            <text:p>Sassocorno</text:p>
          </table:table-cell>
          <table:table-cell office:value-type="float" office:value="42.4158" calcext:value-type="float">
            <text:p>42.4158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Classico Superiore</text:p>
          </table:table-cell>
          <table:table-cell office:value-type="string" calcext:value-type="string">
            <text:p>BENEDETTI LA VI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k3bgded52n0t3y8ae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a Permuta Recioto della Valpolicella Classico</text:p>
          </table:table-cell>
          <table:table-cell office:value-type="string" calcext:value-type="string">
            <text:p>Benedetti La Villa</text:p>
          </table:table-cell>
          <table:table-cell office:value-type="float" office:value="38.384502" calcext:value-type="float">
            <text:p>38.384502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Ripasso</text:p>
          </table:table-cell>
          <table:table-cell office:value-type="string" calcext:value-type="string">
            <text:p>BENEDETTI LA VI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k3bgded52n0t3y8ae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a Permuta Recioto della Valpolicella Classico</text:p>
          </table:table-cell>
          <table:table-cell office:value-type="string" calcext:value-type="string">
            <text:p>Benedetti La Villa</text:p>
          </table:table-cell>
          <table:table-cell office:value-type="float" office:value="34.738995" calcext:value-type="float">
            <text:p>34.7389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Amarone della Valpollicella</text:p>
          </table:table-cell>
          <table:table-cell office:value-type="string" calcext:value-type="string">
            <text:p>CASTELNUOVO DEL GAR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4bydatxd59hnqr1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lle Venezie</text:p>
          </table:table-cell>
          <table:table-cell office:value-type="string" calcext:value-type="string">
            <text:p>Cantina di Castelnuovo del Garda</text:p>
          </table:table-cell>
          <table:table-cell office:value-type="float" office:value="30.660707" calcext:value-type="float">
            <text:p>30.6607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 Nero Assolutamente</text:p>
          </table:table-cell>
          <table:table-cell office:value-type="string" calcext:value-type="string">
            <text:p>CASTELNUOVO DEL GAR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hss7znbwmtw8p23bd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assi del Garda</text:p>
          </table:table-cell>
          <table:table-cell office:value-type="float" office:value="24.24192" calcext:value-type="float">
            <text:p>24.2419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'Vegar Amarone della Valpolicella Riserva</text:p>
          </table:table-cell>
          <table:table-cell office:value-type="string" calcext:value-type="string">
            <text:p>CASTELNUOVO DEL GAR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ekqgd9khzvt9saqf9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' Vegar Sauvignon</text:p>
          </table:table-cell>
          <table:table-cell office:value-type="string" calcext:value-type="string">
            <text:p>Cantina di Castelnuovo del Garda</text:p>
          </table:table-cell>
          <table:table-cell office:value-type="float" office:value="42.410477" calcext:value-type="float">
            <text:p>42.4104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rlo V</text:p>
          </table:table-cell>
          <table:table-cell office:value-type="string" calcext:value-type="string">
            <text:p>COLLI VEC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r295bevvqfawp42hk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rlo V Prosecco Rosé</text:p>
          </table:table-cell>
          <table:table-cell office:value-type="string" calcext:value-type="string">
            <text:p>Colli Vicentini</text:p>
          </table:table-cell>
          <table:table-cell office:value-type="float" office:value="46.655952" calcext:value-type="float">
            <text:p>46.6559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GIANNITESS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kfp4w9rc9kze38g9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Giannitessari</text:p>
          </table:table-cell>
          <table:table-cell office:value-type="float" office:value="30.799496" calcext:value-type="float">
            <text:p>30.7994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 Ruzante</text:p>
          </table:table-cell>
          <table:table-cell office:value-type="string" calcext:value-type="string">
            <text:p>SAN NAZAR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8tx4n8wmm3bzvje2g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Guante Rosado</text:p>
          </table:table-cell>
          <table:table-cell office:value-type="string" calcext:value-type="string">
            <text:p>San Martin</text:p>
          </table:table-cell>
          <table:table-cell office:value-type="float" office:value="19.10146" calcext:value-type="float">
            <text:p>19.10146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Classico</text:p>
          </table:table-cell>
          <table:table-cell office:value-type="string" calcext:value-type="string">
            <text:p>MONTE DEL F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9arjg7z95vfmac50w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 Lena di Mezzo</text:p>
          </table:table-cell>
          <table:table-cell office:value-type="string" calcext:value-type="string">
            <text:p>Monte del Frá</text:p>
          </table:table-cell>
          <table:table-cell office:value-type="float" office:value="37.807102" calcext:value-type="float">
            <text:p>37.807102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Classico Superiore</text:p>
          </table:table-cell>
          <table:table-cell office:value-type="string" calcext:value-type="string">
            <text:p>MONTE DEL F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9arjg7z95vfmac50w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 Lena di Mezzo</text:p>
          </table:table-cell>
          <table:table-cell office:value-type="string" calcext:value-type="string">
            <text:p>Monte del Frá</text:p>
          </table:table-cell>
          <table:table-cell office:value-type="float" office:value="37.807102" calcext:value-type="float">
            <text:p>37.807102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Ripasso</text:p>
          </table:table-cell>
          <table:table-cell office:value-type="string" calcext:value-type="string">
            <text:p>MONTE DEL F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9arjg7z95vfmac50w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 Lena di Mezzo</text:p>
          </table:table-cell>
          <table:table-cell office:value-type="string" calcext:value-type="string">
            <text:p>Monte del Frá</text:p>
          </table:table-cell>
          <table:table-cell office:value-type="float" office:value="34.47941" calcext:value-type="float">
            <text:p>34.479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linverno</text:p>
          </table:table-cell>
          <table:table-cell office:value-type="string" calcext:value-type="string">
            <text:p>MONTE ZOV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5fkt3qgtt1kbwfqfq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' Linverno Bianco</text:p>
          </table:table-cell>
          <table:table-cell office:value-type="string" calcext:value-type="string">
            <text:p>Monte Zovo</text:p>
          </table:table-cell>
          <table:table-cell office:value-type="float" office:value="42.91417" calcext:value-type="float">
            <text:p>42.914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Classico Superiore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48y42zbg5zsh85hrb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32.204403" calcext:value-type="float">
            <text:p>32.2044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eciotto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48y42zbg5zsh85hrb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28.5323" calcext:value-type="float">
            <text:p>28.53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Amarone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98d7n39dkfbtekf3t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di Amarone</text:p>
          </table:table-cell>
          <table:table-cell office:value-type="string" calcext:value-type="string">
            <text:p>Zenato</text:p>
          </table:table-cell>
          <table:table-cell office:value-type="float" office:value="29.195263" calcext:value-type="float">
            <text:p>29.195263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ABBAZZIA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0w7gf6jmgwbdsw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25.778255" calcext:value-type="float">
            <text:p>25.7782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anct Valentin Pinot Nero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wpc5rwqdma4kja9w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7.142693" calcext:value-type="float">
            <text:p>47.142693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anct Valentin Cabernet-Merlot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6.429173" calcext:value-type="float">
            <text:p>46.429173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Fallwind Merlot Cabernet Riserva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0c4x1zace0zsh6m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allwind</text:p>
          </table:table-cell>
          <table:table-cell office:value-type="string" calcext:value-type="string">
            <text:p>St. Michael-Eppan</text:p>
          </table:table-cell>
          <table:table-cell office:value-type="float" office:value="42.895206" calcext:value-type="float">
            <text:p>42.8952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Fallwind Pinot Nero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jgrg7b09tnh5tbcrg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Fallwind</text:p>
          </table:table-cell>
          <table:table-cell office:value-type="string" calcext:value-type="string">
            <text:p>St. Michael-Eppan</text:p>
          </table:table-cell>
          <table:table-cell office:value-type="float" office:value="44.177288" calcext:value-type="float">
            <text:p>44.1772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p3dq9ssh00hekv6gx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Kretzer Rosato</text:p>
          </table:table-cell>
          <table:table-cell office:value-type="string" calcext:value-type="string">
            <text:p>St. Michael-Eppan</text:p>
          </table:table-cell>
          <table:table-cell office:value-type="float" office:value="37.552685" calcext:value-type="float">
            <text:p>37.55268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pj16tf3ed9mnxc7m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t. Michael-Eppan</text:p>
          </table:table-cell>
          <table:table-cell office:value-type="float" office:value="33.54959" calcext:value-type="float">
            <text:p>33.5495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t. Magdalen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2jvfxjypkpyhhq2xx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. Magdalener Tröglerhof</text:p>
          </table:table-cell>
          <table:table-cell office:value-type="string" calcext:value-type="string">
            <text:p>Kellerei St. Pauls</text:p>
          </table:table-cell>
          <table:table-cell office:value-type="float" office:value="21.19432" calcext:value-type="float">
            <text:p>21.194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bernet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1dtqm56zt8bw898xnd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bernet Blanc</text:p>
          </table:table-cell>
          <table:table-cell office:value-type="string" calcext:value-type="string">
            <text:p>Klosterhof St. Michael</text:p>
          </table:table-cell>
          <table:table-cell office:value-type="float" office:value="19.89677" calcext:value-type="float">
            <text:p>19.896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iabot Du Re</text:p>
          </table:table-cell>
          <table:table-cell office:value-type="string" calcext:value-type="string">
            <text:p>C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59s45gmjkcb4437k8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iabot Del Moreto</text:p>
          </table:table-cell>
          <table:table-cell office:value-type="string" calcext:value-type="string">
            <text:p>Case Corini - Corino Lorenzo</text:p>
          </table:table-cell>
          <table:table-cell office:value-type="float" office:value="35.997158" calcext:value-type="float">
            <text:p>35.9971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ero</text:p>
          </table:table-cell>
          <table:table-cell office:value-type="string" calcext:value-type="string">
            <text:p>MATTEO COR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rf4jcprf7hp4ygca7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neis Roero</text:p>
          </table:table-cell>
          <table:table-cell office:value-type="string" calcext:value-type="string">
            <text:p>Matteo Correggia</text:p>
          </table:table-cell>
          <table:table-cell office:value-type="float" office:value="49.47077" calcext:value-type="float">
            <text:p>49.470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MATTEO COR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mq5s3a94dvvx3qw6z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ricco Marun Grappa di Barbera</text:p>
          </table:table-cell>
          <table:table-cell office:value-type="string" calcext:value-type="string">
            <text:p>Matteo Correggia</text:p>
          </table:table-cell>
          <table:table-cell office:value-type="float" office:value="45.020393" calcext:value-type="float">
            <text:p>45.0203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Dolcetto d'Alba</text:p>
          </table:table-cell>
          <table:table-cell office:value-type="string" calcext:value-type="string">
            <text:p>LODA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b71fjfz8kq60mqqk6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Lodali</text:p>
          </table:table-cell>
          <table:table-cell office:value-type="float" office:value="30.942822" calcext:value-type="float">
            <text:p>30.9428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Dogliani Superiore</text:p>
          </table:table-cell>
          <table:table-cell office:value-type="string" calcext:value-type="string">
            <text:p>LUIGI EINAU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851ka819ahw9577vz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oghero Roero Superiore</text:p>
          </table:table-cell>
          <table:table-cell office:value-type="string" calcext:value-type="string">
            <text:p>Oberto Luigi</text:p>
          </table:table-cell>
          <table:table-cell office:value-type="float" office:value="19.90192" calcext:value-type="float">
            <text:p>19.901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MIGL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8g77n27k4g9ht74a3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di Brunello di Montalcino</text:p>
          </table:table-cell>
          <table:table-cell office:value-type="string" calcext:value-type="string">
            <text:p>Camigliano</text:p>
          </table:table-cell>
          <table:table-cell office:value-type="float" office:value="36.680874" calcext:value-type="float">
            <text:p>36.6808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hianti</text:p>
          </table:table-cell>
          <table:table-cell office:value-type="string" calcext:value-type="string">
            <text:p>CASALVE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8r2jpf8p6ecb9d2z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 Santo del Chianti</text:p>
          </table:table-cell>
          <table:table-cell office:value-type="string" calcext:value-type="string">
            <text:p>Casalvento</text:p>
          </table:table-cell>
          <table:table-cell office:value-type="float" office:value="32.80536" calcext:value-type="float">
            <text:p>32.805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hianti Riserva</text:p>
          </table:table-cell>
          <table:table-cell office:value-type="string" calcext:value-type="string">
            <text:p>CASALVE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8r2jpf8p6ecb9d2z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 Santo del Chianti</text:p>
          </table:table-cell>
          <table:table-cell office:value-type="string" calcext:value-type="string">
            <text:p>Casalvento</text:p>
          </table:table-cell>
          <table:table-cell office:value-type="float" office:value="32.80536" calcext:value-type="float">
            <text:p>32.80536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ENNATO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3h3w7dz6k6v8xtny2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Bianca di Chianti Classico</text:p>
          </table:table-cell>
          <table:table-cell office:value-type="string" calcext:value-type="string">
            <text:p>Cennatoio</text:p>
          </table:table-cell>
          <table:table-cell office:value-type="float" office:value="35.370182" calcext:value-type="float">
            <text:p>35.3701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RIC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pnrfywe1t2404mxgr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l Giallo di Costa</text:p>
          </table:table-cell>
          <table:table-cell office:value-type="string" calcext:value-type="string">
            <text:p>Ricci</text:p>
          </table:table-cell>
          <table:table-cell office:value-type="float" office:value="27.038738" calcext:value-type="float">
            <text:p>27.038738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orellino di Scansano</text:p>
          </table:table-cell>
          <table:table-cell office:value-type="string" calcext:value-type="string">
            <text:p>ROCCAPE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zyg6ne7w5hebkqfr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uoco di Roccapesta Toscana Rosso</text:p>
          </table:table-cell>
          <table:table-cell office:value-type="string" calcext:value-type="string">
            <text:p>Roccapesta</text:p>
          </table:table-cell>
          <table:table-cell office:value-type="float" office:value="32.702183" calcext:value-type="float">
            <text:p>32.702183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orellino di Scansano Riserva</text:p>
          </table:table-cell>
          <table:table-cell office:value-type="string" calcext:value-type="string">
            <text:p>ROCCAPE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zyg6ne7w5hebkqfr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uoco di Roccapesta Toscana Rosso</text:p>
          </table:table-cell>
          <table:table-cell office:value-type="string" calcext:value-type="string">
            <text:p>Roccapesta</text:p>
          </table:table-cell>
          <table:table-cell office:value-type="float" office:value="32.702183" calcext:value-type="float">
            <text:p>32.7021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ontepulciano Tralcetto</text:p>
          </table:table-cell>
          <table:table-cell office:value-type="string" calcext:value-type="string">
            <text:p>ZACCAGN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adbq7cdj1x7e4y4b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(Tralcetto)</text:p>
          </table:table-cell>
          <table:table-cell office:value-type="string" calcext:value-type="string">
            <text:p>Cantina Zaccagnini</text:p>
          </table:table-cell>
          <table:table-cell office:value-type="float" office:value="32.365753" calcext:value-type="float">
            <text:p>32.3657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alento Rosso Passito</text:p>
          </table:table-cell>
          <table:table-cell office:value-type="string" calcext:value-type="string">
            <text:p>COST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px4dmrqe1ph2a6dyq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ori Passito</text:p>
          </table:table-cell>
          <table:table-cell office:value-type="string" calcext:value-type="string">
            <text:p>Costantino</text:p>
          </table:table-cell>
          <table:table-cell office:value-type="float" office:value="33.66252" calcext:value-type="float">
            <text:p>33.6625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Lavarossa Primitivo DOC</text:p>
          </table:table-cell>
          <table:table-cell office:value-type="string" calcext:value-type="string">
            <text:p>GIUL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94d6avbjx4nysw2n65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1922 Primitivo</text:p>
          </table:table-cell>
          <table:table-cell office:value-type="string" calcext:value-type="string">
            <text:p>Giuliani</text:p>
          </table:table-cell>
          <table:table-cell office:value-type="float" office:value="30.704762" calcext:value-type="float">
            <text:p>30.704762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Bell'Assai Vittoria DOC Frappato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k5h950q5svxbjm3kt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ambrusco dell’Emilia Frizzante Bianco</text:p>
          </table:table-cell>
          <table:table-cell office:value-type="string" calcext:value-type="string">
            <text:p>Linda Donna</text:p>
          </table:table-cell>
          <table:table-cell office:value-type="float" office:value="19.569672" calcext:value-type="float">
            <text:p>19.569672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7">
          <table:table-cell table:formula="of:=IF(ISBLANK([.B2]); &quot;&quot;; 1)">
            <text:p/>
          </table:table-cell>
          <table:table-cell table:number-columns-repeated="2"/>
          <table:table-cell office:value-type="string" calcext:value-type="string">
            <text:p>SPARKLING</text:p>
          </table:table-cell>
          <table:table-cell office:value-type="string" calcext:value-type="string">
            <text:p>Extra Brut Milesimato</text:p>
          </table:table-cell>
          <table:table-cell office:value-type="string" calcext:value-type="string">
            <text:p>ALTI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3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SASSOC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4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SASSOC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5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Pietragrande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6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Vino Tinto</text:p>
          </table:table-cell>
          <table:table-cell office:value-type="string" calcext:value-type="string">
            <text:p>SEMB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7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8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Franconia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9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ONVI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0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MONVI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1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POLE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2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RONCO DEI P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3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Cjarandon</text:p>
          </table:table-cell>
          <table:table-cell office:value-type="string" calcext:value-type="string">
            <text:p>RONCO DEI TA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4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Arcione</text:p>
          </table:table-cell>
          <table:table-cell office:value-type="string" calcext:value-type="string">
            <text:p>TU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5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U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6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TU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7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Pignolo</text:p>
          </table:table-cell>
          <table:table-cell office:value-type="string" calcext:value-type="string">
            <text:p>TU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8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Rex (Refosco)</text:p>
          </table:table-cell>
          <table:table-cell office:value-type="string" calcext:value-type="string">
            <text:p>SASSOC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9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Blumeri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0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Roveiago</text:p>
          </table:table-cell>
          <table:table-cell office:value-type="string" calcext:value-type="string">
            <text:p>MONTE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1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Ripasso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2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Pinot Nero Mazon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3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C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4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Rosso di Bolgheri</text:p>
          </table:table-cell>
          <table:table-cell office:value-type="string" calcext:value-type="string">
            <text:p>CANTIN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5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Ribeo</text:p>
          </table:table-cell>
          <table:table-cell office:value-type="string" calcext:value-type="string">
            <text:p>ROCCAPE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6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Ziggurat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7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Lampante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8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Aliotto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29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ZACCAGN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30]); &quot;&quot;; 1)">
            <text:p/>
          </table:table-cell>
          <table:table-cell table:number-columns-repeated="2"/>
          <table:table-cell office:value-type="string" calcext:value-type="string">
            <text:p>ROSSO</text:p>
          </table:table-cell>
          <table:table-cell office:value-type="string" calcext:value-type="string">
            <text:p>Cannonau di Sardegna</text:p>
          </table:table-cell>
          <table:table-cell office:value-type="string" calcext:value-type="string">
            <text:p>NANIH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5T17:23:30.385625383</dc:date>
    <meta:editing-duration>PT12S</meta:editing-duration>
    <meta:editing-cycles>1</meta:editing-cycles>
    <meta:document-statistic meta:table-count="2" meta:cell-count="2913" meta:object-count="0"/>
    <meta:generator>LibreOffice/7.3.7.2$Linux_X86_64 LibreOffice_project/30$Build-2</meta:generator>
  </office:meta>
</office:document-meta>
</file>